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/>
    </style:style>
    <style:style style:name="P6" style:parent-style-name="Normal" style:family="paragraph">
      <style:paragraph-properties fo:widows="0" fo:orphans="0" style:text-autospace="none" fo:text-align="center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1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1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1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1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1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olumn16" style:family="table-column">
      <style:table-column-properties style:column-width="0.784in" style:use-optimal-column-width="false"/>
    </style:style>
    <style:style style:name="TableColumn17" style:family="table-column">
      <style:table-column-properties style:column-width="0.7875in" style:use-optimal-column-width="false"/>
    </style:style>
    <style:style style:name="TableColumn18" style:family="table-column">
      <style:table-column-properties style:column-width="0.5909in" style:use-optimal-column-width="false"/>
    </style:style>
    <style:style style:name="TableColumn19" style:family="table-column">
      <style:table-column-properties style:column-width="2.1652in" style:use-optimal-column-width="false"/>
    </style:style>
    <style:style style:name="TableColumn20" style:family="table-column">
      <style:table-column-properties style:column-width="1.7722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7875in" style:use-optimal-column-width="false"/>
    </style:style>
    <style:style style:name="Table15" style:family="table">
      <style:table-properties style:width="7.7736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widows="0" fo:orphans="0" style:text-autospace="none" fo:margin-bottom="0in"/>
    </style:style>
    <style:style style:name="T26" style:parent-style-name="Fonteparág.padrão" style:family="text">
      <style:text-properties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widows="0" fo:orphans="0" style:text-autospace="none" fo:margin-bottom="0in"/>
    </style:style>
    <style:style style:name="T29" style:parent-style-name="Fonteparág.padrão" style:family="text">
      <style:text-properties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0" fo:orphans="0" style:text-autospace="none" fo:margin-bottom="0in"/>
    </style:style>
    <style:style style:name="T32" style:parent-style-name="Fonteparág.padrão" style:family="text">
      <style:text-properties fo:font-size="9pt" style:font-size-asian="9pt" style:font-size-complex="9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widows="0" fo:orphans="0" style:text-autospace="none" fo:margin-bottom="0in"/>
    </style:style>
    <style:style style:name="T35" style:parent-style-name="Fonteparág.padrão" style:family="text">
      <style:text-properties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widows="0" fo:orphans="0" style:text-autospace="none" fo:margin-bottom="0in"/>
    </style:style>
    <style:style style:name="T38" style:parent-style-name="Fonteparág.padrão" style:family="text">
      <style:text-properties fo:font-size="9pt" style:font-size-asian="9pt" style:font-size-complex="9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widows="0" fo:orphans="0" style:text-autospace="none" fo:text-align="end" fo:margin-bottom="0in"/>
    </style:style>
    <style:style style:name="T41" style:parent-style-name="Fonteparág.padrão" style:family="text">
      <style:text-properties fo:font-size="9pt" style:font-size-asian="9pt" style:font-size-complex="9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widows="0" fo:orphans="0" style:text-autospace="none" fo:text-align="center" fo:margin-bottom="0in"/>
    </style:style>
    <style:style style:name="T44" style:parent-style-name="Fonteparág.padrão" style:family="text">
      <style:text-properties fo:font-size="9pt" style:font-size-asian="9pt" style:font-size-complex="9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widows="0" fo:orphans="0" style:text-autospace="none" fo:margin-bottom="0in"/>
    </style:style>
    <style:style style:name="T48" style:parent-style-name="Fonteparág.padrão" style:family="text">
      <style:text-properties style:text-scale="86%" fo:font-size="9pt" style:font-size-asian="9pt" style:font-size-complex="9pt"/>
    </style:style>
    <style:style style:name="T49" style:parent-style-name="Fonteparág.padrão" style:family="text">
      <style:text-properties fo:letter-spacing="0.0069in" style:text-scale="86%" fo:font-size="9pt" style:font-size-asian="9pt" style:font-size-complex="9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widows="0" fo:orphans="0" style:text-autospace="none"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widows="0" fo:orphans="0" style:text-autospace="none"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widows="0" fo:orphans="0" style:text-autospace="none" fo:margin-bottom="0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widows="0" fo:orphans="0" style:text-autospace="none" fo:margin-bottom="0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widows="0" fo:orphans="0" style:text-autospace="none" fo:text-align="end"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widows="0" fo:orphans="0" style:text-autospace="none" fo:margin-bottom="0in"/>
    </style:style>
    <style:style style:name="P62" style:parent-style-name="Normal" style:family="paragraph">
      <style:paragraph-properties fo:widows="0" fo:orphans="0" style:text-autospace="none" fo:margin-bottom="0in"/>
    </style:style>
    <style:style style:name="T63" style:parent-style-name="Fonteparág.padrão" style:family="text">
      <style:text-properties fo:font-size="9pt" style:font-size-asian="9pt" style:font-size-complex="9pt"/>
    </style:style>
    <style:style style:name="T64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65" style:parent-style-name="Fonteparág.padrão" style:family="text">
      <style:text-properties fo:font-size="9pt" style:font-size-asian="9pt" style:font-size-complex="9pt"/>
    </style:style>
    <style:style style:name="T66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P67" style:parent-style-name="Normal" style:family="paragraph">
      <style:paragraph-properties fo:widows="0" fo:orphans="0" style:text-autospace="none" fo:margin-bottom="0in"/>
    </style:style>
    <style:style style:name="P68" style:parent-style-name="Normal" style:family="paragraph">
      <style:paragraph-properties fo:widows="0" fo:orphans="0" style:text-autospace="none" fo:margin-bottom="0in"/>
      <style:text-properties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widows="0" fo:orphans="0" style:text-autospace="none" fo:margin-bottom="0in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solid" draw:fill-color="#afabab" draw:opacity="100%" draw:stroke="solid" svg:stroke-width="0.01042in" svg:stroke-color="#000000" svg:stroke-opacity="100%" draw:stroke-linejoin="round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afabab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afabab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afabab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afabab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afabab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afabab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afabab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-0.00139in" svg:y="1.45556in" svg:width="7.76875in" svg:height="0.2125in" draw:z-index="251932672" draw:id="id6" draw:style-name="a7" draw:name="AutoShape 31" text:anchor-type="paragraph"><svg:title/><svg:desc/><text:p text:style-name="P6"/><text:p text:style-name="P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945984" draw:id="id7" draw:style-name="a8" draw:name="Caixa de Texto 2" text:anchor-type="paragraph" svg:x="7.04792in" svg:y="1.41861in" svg:width="0.71875in" svg:height="0.27431in" style:rel-width="scale" style:rel-height="scale"><draw:text-box><text:p text:style-name="P8">Aprovadoo</text:p></draw:text-box><svg:title/><svg:desc/></draw:frame><draw:frame draw:z-index="251939840" draw:id="id8" draw:style-name="a9" draw:name="Caixa de Texto 2" text:anchor-type="paragraph" svg:x="2.13403in" svg:y="1.41944in" svg:width="1.13542in" svg:height="0.225in" style:rel-width="scale" style:rel-height="scale"><draw:text-box><text:p text:style-name="P9">Solicitante</text:p></draw:text-box><svg:title/><svg:desc/></draw:frame><draw:frame draw:z-index="251943936" draw:id="id9" draw:style-name="a10" draw:name="Caixa de Texto 2" text:anchor-type="paragraph" svg:x="6.30139in" svg:y="1.42083in" svg:width="0.60417in" svg:height="0.22639in" style:rel-width="scale" style:rel-height="scale"><draw:text-box><text:p text:style-name="P10">Total</text:p></draw:text-box><svg:title/><svg:desc/></draw:frame><draw:frame draw:z-index="251941888" draw:id="id10" draw:style-name="a11" draw:name="Caixa de Texto 2" text:anchor-type="paragraph" svg:x="4.29167in" svg:y="1.41944in" svg:width="1.13542in" svg:height="0.225in" style:rel-width="scale" style:rel-height="scale"><draw:text-box><text:p text:style-name="P11">Cliente</text:p></draw:text-box><svg:title/><svg:desc/></draw:frame><draw:frame draw:z-index="251937792" draw:id="id11" draw:style-name="a12" draw:name="Caixa de Texto 2" text:anchor-type="paragraph" svg:x="1.52014in" svg:y="1.41944in" svg:width="1.13542in" svg:height="0.225in" style:rel-width="scale" style:rel-height="scale"><draw:text-box><text:p text:style-name="P12">Cod. Sol.</text:p></draw:text-box><svg:title/><svg:desc/></draw:frame><draw:frame draw:z-index="251935744" draw:id="id12" draw:style-name="a13" draw:name="Caixa de Texto 2" text:anchor-type="paragraph" svg:x="0.76042in" svg:y="1.41944in" svg:width="1.08264in" svg:height="0.225in" style:rel-width="scale" style:rel-height="scale"><draw:text-box><text:p text:style-name="P13">Data<text:s/></text:p></draw:text-box><svg:title/><svg:desc/></draw:frame><draw:frame draw:z-index="251933696" draw:id="id13" draw:style-name="a14" draw:name="Caixa de Texto 2" text:anchor-type="paragraph" svg:x="-0.02014in" svg:y="1.42014in" svg:width="0.82292in" svg:height="0.225in" style:rel-width="scale" style:rel-height="scale"><draw:text-box><text:p text:style-name="P14">Número</text:p></draw:text-box><svg:title/><svg:desc/></draw:frame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{d.dados[i].Cod_Orcamento}</text:span></text:p>
          </table:table-cell>
          <table:table-cell table:style-name="TableCell27">
            <text:p text:style-name="P28"><text:span text:style-name="T29">{d.dados[i].Data3}</text:span></text:p>
          </table:table-cell>
          <table:table-cell table:style-name="TableCell30">
            <text:p text:style-name="P31"><text:span text:style-name="T32">{d.dados[i].Cod_Solicitante}</text:span></text:p>
          </table:table-cell>
          <table:table-cell table:style-name="TableCell33">
            <text:p text:style-name="P34"><text:span text:style-name="T35">{d.dados[i].NomeSolicitante}</text:span></text:p>
          </table:table-cell>
          <table:table-cell table:style-name="TableCell36">
            <text:p text:style-name="P37"><text:span text:style-name="T38">{d.dados[i].NomeCliente}</text:span></text:p>
          </table:table-cell>
          <table:table-cell table:style-name="TableCell39">
            <text:p text:style-name="P40"><text:span text:style-name="T41">{d.dados[i].VlrTotal}</text:span></text:p>
          </table:table-cell>
          <table:table-cell table:style-name="TableCell42">
            <text:p text:style-name="P43"><text:span text:style-name="T44">{d.dados[i].Aprovado}</text:span></text:p>
          </table:table-cell>
        </table:table-row>
        <table:table-row table:style-name="TableRow45">
          <table:table-cell table:style-name="TableCell46">
            <text:p text:style-name="P47"><text:span text:style-name="T48">{d.dados[i+1]</text:span><text:span text:style-name="T49">}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><text:tab/><text:tab/><text:tab/><text:tab/><text:tab/><text:tab/><text:tab/><text:tab/><text:tab/><text:s/><text:span text:style-name="T63">Qtde.:<text:s/></text:span><text:span text:style-name="T64">{d.Qtde }</text:span><text:span text:style-name="T65"><text:s text:c="32"/></text:span><text:span text:style-name="T66">Total: R$ {d.Total}</text:span></text:p>
      <text:p text:style-name="P67"/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ljs-title" style:display-name="hljs-title" style:family="text" style:parent-style-name="Fonteparág.padrão"/>
    <style:style style:name="hljs-string" style:display-name="hljs-string" style:family="text" style:parent-style-name="Fonteparág.padrão"/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1.102in" fo:margin-left="0.25in" fo:margin-bottom="0in" fo:margin-right="0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852in"/>
      </style:header-style>
      <style:footer-style>
        <style:header-footer-properties style:dynamic-spacing="true" fo:min-height="0.25in"/>
      </style:footer-style>
    </style:page-layout>
    <style:style style:name="P2" style:parent-style-name="Cabeçalho" style:family="paragraph">
      <style:paragraph-properties>
        <style:tab-stops>
          <style:tab-stop style:type="right" style:position="7.7673in"/>
        </style:tab-stops>
      </style:paragraph-properties>
    </style:style>
    <style:style style:name="P3" style:parent-style-name="Normal" style:family="paragraph">
      <style:paragraph-properties fo:widows="0" fo:orphans="0" style:text-autospace="none" fo:text-align="center" fo:margin-bottom="0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" style:parent-style-name="Normal" style:family="paragraph">
      <style:paragraph-properties fo:widows="0" fo:orphans="0" style:text-autospace="none" fo:text-align="center" fo:margin-bottom="0in"/>
      <style:text-properties style:font-name="Arial" style:font-name-complex="Arial" fo:font-weight="bold" style:font-weight-asian="bold" style:font-weight-complex="bold" fo:color="#000000"/>
    </style:style>
    <style:style style:name="P5" style:parent-style-name="Normal" style:family="paragraph">
      <style:paragraph-properties fo:widows="0" fo:orphans="0" style:text-autospace="none" fo:text-align="center" fo:margin-bottom="0in"/>
      <style:text-properties style:font-name="Arial" style:font-name-complex="Arial" fo:color="#000000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background" draw:fill="none" draw:stroke="solid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2">
      <style:graphic-properties style:wrap="run-through" style:run-through="background" draw:fill="solid" draw:fill-color="#ffffff" draw:opacity="100%" draw:stroke="solid" svg:stroke-width="0.01042in" svg:stroke-color="#000000" svg:stroke-opacity="100%" draw:stroke-linejoin="round" svg:stroke-linecap="butt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>
      <style:graphic-properties style:wrap="run-through" style:run-through="background" draw:fill="none" draw:stroke="solid" svg:stroke-width="0.01042in" svg:stroke-color="#00000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62336" draw:id="id0" draw:style-name="a0" draw:name="Text Box 51" text:anchor-type="paragraph" svg:x="0.17708in" svg:y="1.20833in" svg:width="7.44792in" svg:height="0.21736in" style:rel-width="scale" style:rel-height="scale"><draw:text-box><text:p text:style-name="P3">RELATÓRIO DE PROPOSTA COMERCIAL</text:p></draw:text-box><svg:title/><svg:desc/></draw:frame><draw:connector draw:type="line" svg:x1="1.74792in" svg:y1="0.18472in" svg:x2="1.74792in" svg:y2="1.12361in" draw:z-index="251665408" draw:id="id1" draw:style-name="a1" draw:name="Line 50" text:anchor-type="paragraph"><svg:title/><svg:desc/></draw:connector><draw:custom-shape svg:x="-0.01389in" svg:y="-1.28472in" svg:width="7.77153in" svg:height="1.26042in" draw:z-index="251659264" draw:id="id2" draw:style-name="a2" draw:name="AutoShape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63360" draw:id="id3" draw:style-name="a3" draw:name="Text Box 44" text:anchor-type="paragraph" svg:x="4.04097in" svg:y="0.39028in" svg:width="1.12917in" svg:height="0.175in" style:rel-width="scale" style:rel-height="scale"><draw:text-box><text:p text:style-name="P4">AGROANÁLISE</text:p></draw:text-box><svg:title/><svg:desc/></draw:frame><draw:frame draw:z-index="251664384" draw:id="id4" draw:style-name="a4" draw:name="Text Box 45" text:anchor-type="paragraph" svg:x="3.53472in" svg:y="0.72639in" svg:width="2.25764in" svg:height="0.175in" style:rel-width="scale" style:rel-height="scale"><draw:text-box><text:p text:style-name="P5">LABORATÓRIOS INTEGRADOS</text:p></draw:text-box><svg:title/><svg:desc/></draw:frame><draw:connector draw:type="line" svg:x1="0.23472in" svg:y1="1.12986in" svg:x2="8.01389in" svg:y2="1.12986in" draw:z-index="251661312" draw:id="id5" draw:style-name="a5" draw:name="Line 47" text:anchor-type="paragraph"><svg:title/><svg:desc/></draw:connector><draw:frame draw:z-index="251660288" draw:style-name="a6" draw:name="Imagem 23" text:anchor-type="paragraph" svg:x="0.36458in" svg:y="0.22917in" svg:width="1.39514in" svg:height="0.875in" style:rel-width="scale" style:rel-height="scale"><draw:image xlink:href="media/image1.emf" xlink:type="simple" xlink:show="embed" xlink:actuate="onLoad"/><svg:title/><svg:desc/></draw:frame><text:tab/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ams Oliveira</meta:initial-creator>
    <dc:creator>Adams Oliveira</dc:creator>
    <meta:creation-date>2024-01-31T19:41:00Z</meta:creation-date>
    <dc:date>2024-06-26T22:18:00Z</dc:date>
    <meta:template xlink:href="Normal.dotm" xlink:type="simple"/>
    <meta:editing-cycles>209</meta:editing-cycles>
    <meta:editing-duration>PT27660S</meta:editing-duration>
    <meta:document-statistic meta:page-count="1" meta:paragraph-count="1" meta:word-count="44" meta:character-count="285" meta:row-count="2" meta:non-whitespace-character-count="242"/>
  </office:meta>
</office:document-meta>
</file>